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T1" style:family="text">
      <style:text-properties fo:color="#ff0000"/>
    </style:style>
    <style:style style:name="T2" style:family="text">
      <style:text-properties fo:color="#008000"/>
    </style:style>
    <style:style style:name="T3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Graphe_competences.liste()</text:p>
      <text:p text:style-name="Preformatted_20_Text">lien p11a vers s11</text:p>
      <text:p text:style-name="Preformatted_20_Text"># OUT: 00 00. <text:s text:c="2"/>. palier <text:s text:c="3"/>(1, 20)<text:tab/><text:tab/>(1,<text:span text:style-name="T1">30)<text:tab/><text:tab/><text:tab/><text:tab/><text:tab/>+10 =s11.rgt-s11.lft+1</text:span></text:p>
      <text:p text:style-name="Preformatted_20_Text"># OUT: 00 00. +-- +-- . p11 <text:s text:c="3"/>(2, 7)<text:tab/><text:tab/>(2,<text:span text:style-name="T1">17)</text:span></text:p>
      <text:p text:style-name="Preformatted_20_Text"># OUT: 00 00. +--+-- +--+-- . p11-a <text:s text:c="3"/>(3, 4)<text:tab/><text:span text:style-name="T1"> <text:tab/><text:tab/></text:span><text:span text:style-name="T3">(3</text:span><text:span text:style-name="T1">,14</text:span></text:p>
      <text:p text:style-name="Preformatted_20_Text"># OUT: 00 00. +--+-- +--+-- . p11-b <text:s text:c="3"/>(5, 6)<text:tab/><text:tab/><text:tab/><text:span text:style-name="T1">(15,16)</text:span></text:p>
      <text:p text:style-name="Preformatted_20_Text"># OUT: 00 00. +-- +-- . p12 <text:s text:c="3"/>(8, 11)<text:tab/><text:tab/><text:span text:style-name="T1">(18,21)</text:span></text:p>
      <text:p text:style-name="Preformatted_20_Text"># OUT: 00 00. +--+-- +--+-- . p12-a <text:s text:c="3"/>(9, 10)<text:tab/><text:tab/><text:span text:style-name="T1">(19,20)</text:span></text:p>
      <text:p text:style-name="Preformatted_20_Text"># OUT: 00 00. +-- +-- . p13 <text:s text:c="3"/>(12, 17)<text:tab/><text:tab/><text:span text:style-name="T1">(22,27)</text:span></text:p>
      <text:p text:style-name="Preformatted_20_Text"># OUT: 00 00. +--+-- +--+-- . p13-a <text:s text:c="3"/>(13, 14)<text:tab/><text:tab/><text:span text:style-name="T1">(23,24)</text:span></text:p>
      <text:p text:style-name="Preformatted_20_Text"># OUT: 00 00. +--+-- +--+-- . p13-b <text:s text:c="3"/>(15, 16)<text:tab/><text:tab/><text:span text:style-name="T1">(25,26)</text:span></text:p>
      <text:p text:style-name="Preformatted_20_Text"># OUT: 00 00. +-- +-- . p14 <text:s text:c="3"/>(18, 19)<text:tab/><text:tab/><text:span text:style-name="T1">(28,29)</text:span></text:p>
      <text:p text:style-name="Preformatted_20_Text"># OUT: 01 01. <text:s text:c="2"/>. segpa <text:s text:c="3"/>(1, 30)</text:p>
      <text:p text:style-name="Preformatted_20_Text"># OUT: 01 01. +-- +-- . s11 <text:s text:c="3"/>(2, 11)<text:tab/><text:span text:style-name="T2">+2 </text:span><text:tab/><text:span text:style-name="T2">(4,13)<text:tab/><text:tab/><text:tab/><text:tab/>+2=p11a.rgt-s11.lft</text:span></text:p>
      <text:p text:style-name="Preformatted_20_Text"># OUT: 01 01. +--+-- +--+-- . s11-a <text:s text:c="3"/>(3, 8)<text:tab/><text:tab/><text:tab/><text:span text:style-name="T2">(5,10)</text:span></text:p>
      <text:p text:style-name="Preformatted_20_Text"># OUT: 01 01. +--+--+-- +--+--+-- . s11-a1 <text:s text:c="3"/>(4, 5)<text:tab/><text:tab/><text:span text:style-name="T2">(6,7)</text:span></text:p>
      <text:p text:style-name="Preformatted_20_Text"># OUT: 01 01. +--+--+-- +--+--+-- . s11-a2 <text:s text:c="3"/>(6, 7)<text:tab/><text:tab/><text:span text:style-name="T2">(8,9)</text:span></text:p>
      <text:p text:style-name="Preformatted_20_Text"># OUT: 01 01. +--+-- +--+-- . s11-b <text:s text:c="3"/>(9, 10)<text:tab/><text:span text:style-name="T2">(11,12)</text:span></text:p>
      <text:p text:style-name="Preformatted_20_Text"># OUT: 01 01. +-- +-- . s12 <text:s text:c="3"/>(12, 19)</text:p>
      <text:p text:style-name="Preformatted_20_Text"># OUT: 01 01. +--+-- +--+-- . s12-a <text:s text:c="3"/>(13, 18)</text:p>
      <text:p text:style-name="Preformatted_20_Text"># OUT: 01 01. +--+--+-- +--+--+-- . s12-a1 <text:s text:c="3"/>(14, 15)</text:p>
      <text:p text:style-name="Preformatted_20_Text"># OUT: 01 01. +--+--+-- +--+--+-- . s12-a2 <text:s text:c="3"/>(16, 17)</text:p>
      <text:p text:style-name="Preformatted_20_Text"># OUT: 01 01. +-- +-- . s13 <text:s text:c="3"/>(20, 29)</text:p>
      <text:p text:style-name="Preformatted_20_Text"># OUT: 01 01. +--+-- +--+-- . s13-a <text:s text:c="3"/>(21, 22)</text:p>
      <text:p text:style-name="Preformatted_20_Text"># OUT: 01 01. +--+-- +--+-- . s13-b <text:s text:c="3"/>(23, 28)</text:p>
      <text:p text:style-name="Preformatted_20_Text"># OUT: 01 01. +--+--+-- +--+--+-- . s13-b1 <text:s text:c="3"/>(24, 25)</text:p>
      <text:p text:style-name="Preformatted_20_Text"># OUT: 01 01. +--+--+-- +--+--+-- . s13-b2 <text:s text:c="3"/>(26, 27)</text:p>
      <text:p text:style-name="Preformatted_20_Text"/>
      <text:p text:style-name="P1">lien p12 vers s12a</text:p>
      <text:p text:style-name="Preformatted_20_Text"># OUT: 00 00. <text:s text:c="2"/>. palier <text:s text:c="3"/>(1, 20)<text:tab/><text:tab/>(1,<text:span text:style-name="T1">26)<text:tab/><text:tab/><text:tab/><text:tab/><text:tab/></text:span></text:p>
      <text:p text:style-name="Preformatted_20_Text"># OUT: 00 00. +-- +-- . p11 <text:s text:c="3"/>(2, 7)<text:tab/><text:tab/></text:p>
      <text:p text:style-name="Preformatted_20_Text"># OUT: 00 00. +--+-- +--+-- . p11-a <text:s text:c="3"/>(3, 4)<text:tab/><text:span text:style-name="T1"> <text:tab/><text:tab/></text:span></text:p>
      <text:p text:style-name="Preformatted_20_Text"># OUT: 00 00. +--+-- +--+-- . p11-b <text:s text:c="3"/>(5, 6)<text:tab/><text:tab/><text:tab/></text:p>
      <text:p text:style-name="Preformatted_20_Text"># OUT: 00 00. +-- +-- . p12 <text:s text:c="3"/>(8, 11)<text:tab/><text:tab/><text:span text:style-name="T3">(8</text:span><text:span text:style-name="T1">,17)<text:tab/><text:tab/><text:tab/><text:tab/>+6=s12a.rgt-s12a.lft+1</text:span></text:p>
      <text:p text:style-name="Preformatted_20_Text"># OUT: 00 00. +--+-- +--+-- . p12-a <text:s text:c="3"/>(9, 10)<text:tab/><text:tab/><text:span text:style-name="T3">(9,10)</text:span></text:p>
      <text:p text:style-name="Preformatted_20_Text"># OUT: 00 00. +-- +-- . p13 <text:s text:c="3"/>(12, 17)<text:tab/><text:tab/><text:span text:style-name="T1">(18,23)</text:span></text:p>
      <text:p text:style-name="Preformatted_20_Text"># OUT: 00 00. +--+-- +--+-- . p13-a <text:s text:c="3"/>(13, 14)<text:tab/><text:tab/><text:span text:style-name="T1">(19,20)</text:span></text:p>
      <text:p text:style-name="Preformatted_20_Text"># OUT: 00 00. +--+-- +--+-- . p13-b <text:s text:c="3"/>(15, 16)<text:tab/><text:tab/><text:span text:style-name="T1">(21,22)</text:span></text:p>
      <text:p text:style-name="Preformatted_20_Text"># OUT: 00 00. +-- +-- . p14 <text:s text:c="3"/>(18, 19)<text:tab/><text:tab/><text:span text:style-name="T1">(24,25)</text:span></text:p>
      <text:p text:style-name="Preformatted_20_Text"># OUT: 01 01. <text:s text:c="2"/>. segpa <text:s text:c="3"/>(1, 30)</text:p>
      <text:p text:style-name="Preformatted_20_Text"># OUT: 01 01. +-- +-- . s11 <text:s text:c="3"/>(2, 11)<text:tab/><text:span text:style-name="T2"><text:tab/><text:tab/><text:tab/></text:span></text:p>
      <text:p text:style-name="Preformatted_20_Text"># OUT: 01 01. +--+-- +--+-- . s11-a <text:s text:c="3"/>(3, 8)<text:tab/><text:tab/><text:tab/></text:p>
      <text:p text:style-name="Preformatted_20_Text"># OUT: 01 01. +--+--+-- +--+--+-- . s11-a1 <text:s text:c="3"/>(4, 5)<text:tab/><text:tab/></text:p>
      <text:p text:style-name="Preformatted_20_Text"># OUT: 01 01. +--+--+-- +--+--+-- . s11-a2 <text:s text:c="3"/>(6, 7)<text:tab/><text:tab/></text:p>
      <text:p text:style-name="Preformatted_20_Text"># OUT: 01 01. +--+-- +--+-- . s11-b <text:s text:c="3"/>(9, 10)<text:tab/></text:p>
      <text:p text:style-name="Preformatted_20_Text"># OUT: 01 01. +-- +-- . s12 <text:s text:c="3"/>(12, 19)</text:p>
      <text:p text:style-name="Preformatted_20_Text"># OUT: 01 01. +--+-- +--+-- . s12-a <text:s text:c="3"/>(13, 18)<text:tab/><text:tab/><text:span text:style-name="T2">(11,16)</text:span><text:tab/><text:tab/><text:tab/><text:span text:style-name="T2">-2=p12.rgt - s12a.lft</text:span></text:p>
      <text:p text:style-name="Preformatted_20_Text"># OUT: 01 01. +--+--+-- +--+--+-- . s12-a1 <text:s text:c="3"/>(14, 15)<text:tab/><text:tab/><text:span text:style-name="T2">(12,13)</text:span></text:p>
      <text:p text:style-name="Preformatted_20_Text"># OUT: 01 01. +--+--+-- +--+--+-- . s12-a2 <text:s text:c="3"/>(16, 17)<text:tab/><text:tab/><text:span text:style-name="T2">(14,15)</text:span></text:p>
      <text:p text:style-name="Preformatted_20_Text"># OUT: 01 01. +-- +-- . s13 <text:s text:c="3"/>(20, 29)</text:p>
      <text:p text:style-name="Preformatted_20_Text"># OUT: 01 01. +--+-- +--+-- . s13-a <text:s text:c="3"/>(21, 22)</text:p>
      <text:p text:style-name="Preformatted_20_Text"># OUT: 01 01. +--+-- +--+-- . s13-b <text:s text:c="3"/>(23, 28)</text:p>
      <text:p text:style-name="Preformatted_20_Text"># OUT: 01 01. +--+--+-- +--+--+-- . s13-b1 <text:s text:c="3"/>(24, 25)</text:p>
      <text:p text:style-name="Preformatted_20_Text"># OUT: 01 01. +--+--+-- +--+--+-- . s13-b2 <text:s text:c="3"/>(26, 2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2" meta:paragraph-count="53" meta:word-count="622" meta:character-count="2646"/>
    <dc:date>2011-02-11T14:26:52</dc:date>
    <dc:creator>jean-marc legrand</dc:creator>
    <meta:generator>OpenOffice.org/3.2$Unix OpenOffice.org_project/320m18$Build-9502</meta:generator>
  </office:meta>
</office:document-meta>
</file>